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95mm"/>
    </style:style>
    <style:style style:name="co2" style:family="table-column">
      <style:table-column-properties fo:break-before="auto" style:column-width="36.23mm"/>
    </style:style>
    <style:style style:name="co3" style:family="table-column">
      <style:table-column-properties fo:break-before="auto" style:column-width="45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font-name="Liberation Sans" fo:font-size="10pt" style:font-name-asian="Ubuntu" style:font-size-asian="6.40000009536743pt" style:font-name-complex="Ubuntu" style:font-size-complex="6.40000009536743pt"/>
    </style:style>
    <style:style style:name="ce2" style:family="table-cell" style:parent-style-name="Default">
      <style:text-properties fo:color="#4c4c4c" style:font-name="Ubuntu" fo:font-size="10pt" style:font-name-asian="Ubuntu" style:font-size-asian="6.40000009536743pt" style:font-name-complex="Ubuntu" style:font-size-complex="6.40000009536743pt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Quadrado da coluna B</text:p>
          </table:table-cell>
          <table:table-cell office:value-type="string" calcext:value-type="string">
            <text:p>Valor de b</text:p>
          </table:table-cell>
          <table:table-cell office:value-type="string" calcext:value-type="string">
            <text:p>Raiz quadrad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QRT([.D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19590679148345" calcext:value-type="float">
            <text:p>0,419590679148345</text:p>
          </table:table-cell>
          <table:table-cell table:formula="of:=POWER([.B3];2)" office:value-type="float" office:value="0.176056338028169" calcext:value-type="float">
            <text:p>0,176056338028169</text:p>
          </table:table-cell>
          <table:table-cell table:formula="of:=SUM([.D2]-[.C3])" office:value-type="float" office:value="0.823943661971831" calcext:value-type="float">
            <text:p>0,823943661971831</text:p>
          </table:table-cell>
          <table:table-cell table:formula="of:=SQRT([.D3])" office:value-type="float" office:value="0.907713425025669" calcext:value-type="float">
            <text:p>0,9077134250256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POWER([.B4];2)" office:value-type="float" office:value="0" calcext:value-type="float">
            <text:p>0</text:p>
          </table:table-cell>
          <table:table-cell table:formula="of:=SUM([.D3]-[.C4])" office:value-type="float" office:value="0.823943661971831" calcext:value-type="float">
            <text:p>0,823943661971831</text:p>
          </table:table-cell>
          <table:table-cell table:formula="of:=SQRT([.D4])" office:value-type="float" office:value="0.907713425025669" calcext:value-type="float">
            <text:p>0,907713425025669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0,7552632224670202</text:span></text:p>
          </table:table-cell>
          <table:table-cell table:formula="of:=POWER([.B5];2)" office:value-type="float" office:value="0.570422535211268" calcext:value-type="float">
            <text:p>0,570422535211268</text:p>
          </table:table-cell>
          <table:table-cell table:formula="of:=SUM([.D3]-[.C5])" office:value-type="float" office:value="0.253521126760563" calcext:value-type="float">
            <text:p>0,253521126760563</text:p>
          </table:table-cell>
          <table:table-cell table:formula="of:=SQRT([.D5])" office:value-type="float" office:value="0.503508814978013" calcext:value-type="float">
            <text:p>0,503508814978013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0,5035088149780135</text:span></text:p>
          </table:table-cell>
          <table:table-cell table:formula="of:=POWER([.B6];2)" office:value-type="float" office:value="0.253521126760563" calcext:value-type="float">
            <text:p>0,253521126760563</text:p>
          </table:table-cell>
          <table:table-cell table:formula="of:=SUM([.D5]-[.C6])" office:value-type="float" office:value="0" calcext:value-type="float">
            <text:p>0</text:p>
          </table:table-cell>
          <table:table-cell table:formula="of:=SQRT([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to escalar de A x A</text:p>
          </table:table-cell>
          <table:table-cell table:formula="of:=SUM(POWER([.B3];2);POWER([.B4];2);POWER([.B5];2);POWER([.B6];2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 da coluna C</text:p>
          </table:table-cell>
          <table:table-cell/>
          <table:table-cell table:formula="of:=SUM([.C3:.C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QRT([.D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POWER([.B11];2)" office:value-type="float" office:value="0" calcext:value-type="float">
            <text:p>0</text:p>
          </table:table-cell>
          <table:table-cell table:formula="of:=SUM([.D10]-[.C11])" office:value-type="float" office:value="1" calcext:value-type="float">
            <text:p>1</text:p>
          </table:table-cell>
          <table:table-cell table:formula="of:=SQRT([.D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704360725060499" calcext:value-type="float">
            <text:p>0,704360725060499</text:p>
          </table:table-cell>
          <table:table-cell table:formula="of:=POWER([.B12];2)" office:value-type="float" office:value="0.496124031007752" calcext:value-type="float">
            <text:p>0,496124031007752</text:p>
          </table:table-cell>
          <table:table-cell table:formula="of:=SUM([.D11]-[.C12])" office:value-type="float" office:value="0.503875968992248" calcext:value-type="float">
            <text:p>0,503875968992248</text:p>
          </table:table-cell>
          <table:table-cell table:formula="of:=SQRT([.D12])" office:value-type="float" office:value="0.709842214152024" calcext:value-type="float">
            <text:p>0,709842214152024</text:p>
          </table:table-cell>
        </table:table-row>
        <table:table-row table:style-name="ro1">
          <table:table-cell/>
          <table:table-cell office:value-type="float" office:value="0.35218036253025" calcext:value-type="float">
            <text:p>0,35218036253025</text:p>
          </table:table-cell>
          <table:table-cell table:formula="of:=POWER([.B13];2)" office:value-type="float" office:value="0.124031007751938" calcext:value-type="float">
            <text:p>0,124031007751938</text:p>
          </table:table-cell>
          <table:table-cell table:formula="of:=SUM([.D12]-[.C13])" office:value-type="float" office:value="0.37984496124031" calcext:value-type="float">
            <text:p>0,37984496124031</text:p>
          </table:table-cell>
          <table:table-cell table:formula="of:=SQRT([.D13])" office:value-type="float" office:value="0.616315634427937" calcext:value-type="float">
            <text:p>0,616315634427937</text:p>
          </table:table-cell>
        </table:table-row>
        <table:table-row table:style-name="ro1">
          <table:table-cell/>
          <table:table-cell office:value-type="float" office:value="0.616315634427937" calcext:value-type="float">
            <text:p>0,616315634427937</text:p>
          </table:table-cell>
          <table:table-cell table:formula="of:=POWER([.B14];2)" office:value-type="float" office:value="0.37984496124031" calcext:value-type="float">
            <text:p>0,37984496124031</text:p>
          </table:table-cell>
          <table:table-cell table:formula="of:=SUM([.D13]-[.C14])" office:value-type="float" office:value="0" calcext:value-type="float">
            <text:p>0</text:p>
          </table:table-cell>
          <table:table-cell table:formula="of:=SQRT([.D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to escalar de A x A</text:p>
          </table:table-cell>
          <table:table-cell table:formula="of:=SUM(POWER([.B11];2);POWER([.B12];2);POWER([.B13];2);POWER([.B14];2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 da coluna C</text:p>
          </table:table-cell>
          <table:table-cell/>
          <table:table-cell table:formula="of:=SUM([.C11:.C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QRT([.D1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702781928498727" calcext:value-type="float">
            <text:p>0,702781928498727</text:p>
          </table:table-cell>
          <table:table-cell table:formula="of:=POWER([.B19];2)" office:value-type="float" office:value="0.49390243902439" calcext:value-type="float">
            <text:p>0,49390243902439</text:p>
          </table:table-cell>
          <table:table-cell table:formula="of:=SUM([.D18]-[.C19])" office:value-type="float" office:value="0.50609756097561" calcext:value-type="float">
            <text:p>0,50609756097561</text:p>
          </table:table-cell>
          <table:table-cell table:formula="of:=SQRT([.D19])" office:value-type="float" office:value="0.711405342245621" calcext:value-type="float">
            <text:p>0,711405342245621</text:p>
          </table:table-cell>
        </table:table-row>
        <table:table-row table:style-name="ro1">
          <table:table-cell/>
          <table:table-cell office:value-type="float" office:value="0.234260642832909" calcext:value-type="float">
            <text:p>0,234260642832909</text:p>
          </table:table-cell>
          <table:table-cell table:formula="of:=POWER([.B20];2)" office:value-type="float" office:value="0.0548780487804878" calcext:value-type="float">
            <text:p>0,054878048780488</text:p>
          </table:table-cell>
          <table:table-cell table:formula="of:=SUM([.D19]-[.C20])" office:value-type="float" office:value="0.451219512195122" calcext:value-type="float">
            <text:p>0,451219512195122</text:p>
          </table:table-cell>
          <table:table-cell table:formula="of:=SQRT([.D20])" office:value-type="float" office:value="0.671728748971727" calcext:value-type="float">
            <text:p>0,671728748971727</text:p>
          </table:table-cell>
        </table:table-row>
        <table:table-row table:style-name="ro1">
          <table:table-cell/>
          <table:table-cell office:value-type="float" office:value="0.546608166610121" calcext:value-type="float">
            <text:p>0,546608166610121</text:p>
          </table:table-cell>
          <table:table-cell table:formula="of:=POWER([.B21];2)" office:value-type="float" office:value="0.298780487804878" calcext:value-type="float">
            <text:p>0,298780487804878</text:p>
          </table:table-cell>
          <table:table-cell table:formula="of:=SUM([.D20]-[.C21])" office:value-type="float" office:value="0.152439024390244" calcext:value-type="float">
            <text:p>0,152439024390244</text:p>
          </table:table-cell>
          <table:table-cell table:formula="of:=SQRT([.D21])" office:value-type="float" office:value="0.390434404721515" calcext:value-type="float">
            <text:p>0,390434404721515</text:p>
          </table:table-cell>
        </table:table-row>
        <table:table-row table:style-name="ro1">
          <table:table-cell/>
          <table:table-cell office:value-type="float" office:value="0.390434404721515" calcext:value-type="float">
            <text:p>0,390434404721515</text:p>
          </table:table-cell>
          <table:table-cell table:formula="of:=POWER([.B22];2)" office:value-type="float" office:value="0.152439024390244" calcext:value-type="float">
            <text:p>0,152439024390244</text:p>
          </table:table-cell>
          <table:table-cell table:formula="of:=SUM([.D21]-[.C22])" office:value-type="float" office:value="0" calcext:value-type="float">
            <text:p>0</text:p>
          </table:table-cell>
          <table:table-cell table:formula="of:=SQRT([.D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to escalar de A x A</text:p>
          </table:table-cell>
          <table:table-cell table:formula="of:=SUM(POWER([.B19];2);POWER([.B20];2);POWER([.B21];2);POWER([.B22];2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 da coluna C</text:p>
          </table:table-cell>
          <table:table-cell/>
          <table:table-cell table:formula="of:=SUM([.C19:.C22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float" office:value="0.419590679148345" calcext:value-type="float">
            <text:p>0,419590679148345</text:p>
          </table:table-cell>
          <table:table-cell table:formula="of:=POWER([.B32];2)" office:value-type="float" office:value="0.176056338028169" calcext:value-type="float">
            <text:p>0,176056338028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5526322246702" calcext:value-type="float">
            <text:p>0,75526322246702</text:p>
          </table:table-cell>
          <table:table-cell table:formula="of:=POWER([.B33];2)" office:value-type="float" office:value="0.570422535211268" calcext:value-type="float">
            <text:p>0,570422535211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03508814978013" calcext:value-type="float">
            <text:p>0,503508814978013</text:p>
          </table:table-cell>
          <table:table-cell table:formula="of:=POWER([.B34];2)" office:value-type="float" office:value="0.253521126760563" calcext:value-type="float">
            <text:p>0,2535211267605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2:.C34]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6:53:13.616444966</meta:creation-date>
    <dc:date>2019-12-27T20:38:59.803557682</dc:date>
    <meta:editing-duration>PT2H44M34S</meta:editing-duration>
    <meta:editing-cycles>2</meta:editing-cycles>
    <meta:generator>LibreOffice/6.0.7.3$Linux_X86_64 LibreOffice_project/00m0$Build-3</meta:generator>
    <meta:document-statistic meta:table-count="1" meta:cell-count="76" meta:object-count="0"/>
  </office:meta>
</office:document-meta>
</file>